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style-name="ce7" table:formula="of:=IF([.F2]&gt;20;&quot;Alta&quot;;IF([.F2]&gt;=10;&quot;Media&quot;;&quot;Bassa&quot;))" office:value-type="string" office:string-value="Media">
            <text:p>Media</text:p>
          </table:table-cell>
          <table:table-cell table:style-name="ce7"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style-name="ce7" table:formula="of:=IF([.F3]&gt;20;&quot;Alta&quot;;IF([.F3]&gt;=10;&quot;Media&quot;;&quot;Bassa&quot;))" office:value-type="string" office:string-value="Alta">
            <text:p>Alta</text:p>
          </table:table-cell>
          <table:table-cell table:style-name="ce7"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style-name="ce7" table:formula="of:=IF([.F4]&gt;20;&quot;Alta&quot;;IF([.F4]&gt;=10;&quot;Media&quot;;&quot;Bassa&quot;))" office:value-type="string" office:string-value="Bassa">
            <text:p>Bassa</text:p>
          </table:table-cell>
          <table:table-cell table:style-name="ce7" table:formula="of:=[.E4]*[.F4]" office:value-type="currency" office:currency="EUR" office:value="22.5">
            <text:p>€ 22,5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style-name="ce7" table:formula="of:=IF([.F5]&gt;20;&quot;Alta&quot;;IF([.F5]&gt;=10;&quot;Media&quot;;&quot;Bassa&quot;))" office:value-type="string" office:string-value="Media">
            <text:p>Media</text:p>
          </table:table-cell>
          <table:table-cell table:style-name="ce7"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style-name="ce7" table:formula="of:=IF([.F6]&gt;20;&quot;Alta&quot;;IF([.F6]&gt;=10;&quot;Media&quot;;&quot;Bassa&quot;))" office:value-type="string" office:string-value="Media">
            <text:p>Media</text:p>
          </table:table-cell>
          <table:table-cell table:style-name="ce7" table:formula="of:=[.E6]*[.F6]" office:value-type="currency" office:currency="EUR" office:value="15">
            <text:p>€ 15,00</text:p>
          </table:table-cell>
          <table:table-cell table:style-name="ce8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style-name="ce7" table:formula="of:=IF([.F7]&gt;20;&quot;Alta&quot;;IF([.F7]&gt;=10;&quot;Media&quot;;&quot;Bassa&quot;))" office:value-type="string" office:string-value="Bassa">
            <text:p>Bassa</text:p>
          </table:table-cell>
          <table:table-cell table:style-name="ce7"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style-name="ce7" table:formula="of:=IF([.F8]&gt;20;&quot;Alta&quot;;IF([.F8]&gt;=10;&quot;Media&quot;;&quot;Bassa&quot;))" office:value-type="string" office:string-value="Bassa">
            <text:p>Bassa</text:p>
          </table:table-cell>
          <table:table-cell table:style-name="ce7"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style-name="ce7" table:formula="of:=IF([.F9]&gt;20;&quot;Alta&quot;;IF([.F9]&gt;=10;&quot;Media&quot;;&quot;Bassa&quot;))" office:value-type="string" office:string-value="Media">
            <text:p>Media</text:p>
          </table:table-cell>
          <table:table-cell table:style-name="ce7"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style-name="ce7" table:formula="of:=IF([.F10]&gt;20;&quot;Alta&quot;;IF([.F10]&gt;=10;&quot;Media&quot;;&quot;Bassa&quot;))" office:value-type="string" office:string-value="Bassa">
            <text:p>Bassa</text:p>
          </table:table-cell>
          <table:table-cell table:style-name="ce7"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style-name="ce7" table:formula="of:=IF([.F11]&gt;20;&quot;Alta&quot;;IF([.F11]&gt;=10;&quot;Media&quot;;&quot;Bassa&quot;))" office:value-type="string" office:string-value="Media">
            <text:p>Media</text:p>
          </table:table-cell>
          <table:table-cell table:style-name="ce7"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style-name="ce7" table:formula="of:=IF([.F12]&gt;20;&quot;Alta&quot;;IF([.F12]&gt;=10;&quot;Media&quot;;&quot;Bassa&quot;))" office:value-type="string" office:string-value="Alta">
            <text:p>Alta</text:p>
          </table:table-cell>
          <table:table-cell table:style-name="ce7"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style-name="ce7" table:formula="of:=IF([.F13]&gt;20;&quot;Alta&quot;;IF([.F13]&gt;=10;&quot;Media&quot;;&quot;Bassa&quot;))" office:value-type="string" office:string-value="Bassa">
            <text:p>Bassa</text:p>
          </table:table-cell>
          <table:table-cell table:style-name="ce7"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style-name="ce7" table:formula="of:=IF([.F14]&gt;20;&quot;Alta&quot;;IF([.F14]&gt;=10;&quot;Media&quot;;&quot;Bassa&quot;))" office:value-type="string" office:string-value="Media">
            <text:p>Media</text:p>
          </table:table-cell>
          <table:table-cell table:style-name="ce7"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style-name="ce7" table:formula="of:=IF([.F15]&gt;20;&quot;Alta&quot;;IF([.F15]&gt;=10;&quot;Media&quot;;&quot;Bassa&quot;))" office:value-type="string" office:string-value="Bassa">
            <text:p>Bassa</text:p>
          </table:table-cell>
          <table:table-cell table:style-name="ce7"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style-name="ce7" table:formula="of:=IF([.F16]&gt;20;&quot;Alta&quot;;IF([.F16]&gt;=10;&quot;Media&quot;;&quot;Bassa&quot;))" office:value-type="string" office:string-value="Bassa">
            <text:p>Bassa</text:p>
          </table:table-cell>
          <table:table-cell table:style-name="ce7"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style-name="ce7" table:formula="of:=IF([.F17]&gt;20;&quot;Alta&quot;;IF([.F17]&gt;=10;&quot;Media&quot;;&quot;Bassa&quot;))" office:value-type="string" office:string-value="Bassa">
            <text:p>Bassa</text:p>
          </table:table-cell>
          <table:table-cell table:style-name="ce7"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style-name="ce7" table:formula="of:=IF([.F18]&gt;20;&quot;Alta&quot;;IF([.F18]&gt;=10;&quot;Media&quot;;&quot;Bassa&quot;))" office:value-type="string" office:string-value="Media">
            <text:p>Media</text:p>
          </table:table-cell>
          <table:table-cell table:style-name="ce7"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style-name="ce7" table:formula="of:=IF([.F19]&gt;20;&quot;Alta&quot;;IF([.F19]&gt;=10;&quot;Media&quot;;&quot;Bassa&quot;))" office:value-type="string" office:string-value="Media">
            <text:p>Media</text:p>
          </table:table-cell>
          <table:table-cell table:style-name="ce7"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style-name="ce7" table:formula="of:=IF([.F20]&gt;20;&quot;Alta&quot;;IF([.F20]&gt;=10;&quot;Media&quot;;&quot;Bassa&quot;))" office:value-type="string" office:string-value="Media">
            <text:p>Media</text:p>
          </table:table-cell>
          <table:table-cell table:style-name="ce7"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style-name="ce7" table:formula="of:=IF([.F21]&gt;20;&quot;Alta&quot;;IF([.F21]&gt;=10;&quot;Media&quot;;&quot;Bassa&quot;))" office:value-type="string" office:string-value="Bassa">
            <text:p>Bassa</text:p>
          </table:table-cell>
          <table:table-cell table:style-name="ce7"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style-name="ce7" table:formula="of:=IF([.F22]&gt;20;&quot;Alta&quot;;IF([.F22]&gt;=10;&quot;Media&quot;;&quot;Bassa&quot;))" office:value-type="string" office:string-value="Alta">
            <text:p>Alta</text:p>
          </table:table-cell>
          <table:table-cell table:style-name="ce7"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style-name="ce7" table:formula="of:=IF([.F23]&gt;20;&quot;Alta&quot;;IF([.F23]&gt;=10;&quot;Media&quot;;&quot;Bassa&quot;))" office:value-type="string" office:string-value="Media">
            <text:p>Media</text:p>
          </table:table-cell>
          <table:table-cell table:style-name="ce7"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style-name="ce7" table:formula="of:=IF([.F24]&gt;20;&quot;Alta&quot;;IF([.F24]&gt;=10;&quot;Media&quot;;&quot;Bassa&quot;))" office:value-type="string" office:string-value="Bassa">
            <text:p>Bassa</text:p>
          </table:table-cell>
          <table:table-cell table:style-name="ce7"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style-name="ce7" table:formula="of:=IF([.F25]&gt;20;&quot;Alta&quot;;IF([.F25]&gt;=10;&quot;Media&quot;;&quot;Bassa&quot;))" office:value-type="string" office:string-value="Bassa">
            <text:p>Bassa</text:p>
          </table:table-cell>
          <table:table-cell table:style-name="ce7"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style-name="ce7" table:formula="of:=IF([.F26]&gt;20;&quot;Alta&quot;;IF([.F26]&gt;=10;&quot;Media&quot;;&quot;Bassa&quot;))" office:value-type="string" office:string-value="Bassa">
            <text:p>Bassa</text:p>
          </table:table-cell>
          <table:table-cell table:style-name="ce7"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style-name="ce7" table:formula="of:=IF([.F27]&gt;20;&quot;Alta&quot;;IF([.F27]&gt;=10;&quot;Media&quot;;&quot;Bassa&quot;))" office:value-type="string" office:string-value="Alta">
            <text:p>Alta</text:p>
          </table:table-cell>
          <table:table-cell table:style-name="ce7"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style-name="ce7" table:formula="of:=IF([.F28]&gt;20;&quot;Alta&quot;;IF([.F28]&gt;=10;&quot;Media&quot;;&quot;Bassa&quot;))" office:value-type="string" office:string-value="Media">
            <text:p>Media</text:p>
          </table:table-cell>
          <table:table-cell table:style-name="ce7"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style-name="ce7" table:formula="of:=IF([.F29]&gt;20;&quot;Alta&quot;;IF([.F29]&gt;=10;&quot;Media&quot;;&quot;Bassa&quot;))" office:value-type="string" office:string-value="Media">
            <text:p>Media</text:p>
          </table:table-cell>
          <table:table-cell table:style-name="ce7"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style-name="ce7" table:formula="of:=IF([.F30]&gt;20;&quot;Alta&quot;;IF([.F30]&gt;=10;&quot;Media&quot;;&quot;Bassa&quot;))" office:value-type="string" office:string-value="Media">
            <text:p>Media</text:p>
          </table:table-cell>
          <table:table-cell table:style-name="ce7"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style-name="ce7" table:formula="of:=IF([.F31]&gt;20;&quot;Alta&quot;;IF([.F31]&gt;=10;&quot;Media&quot;;&quot;Bassa&quot;))" office:value-type="string" office:string-value="Media">
            <text:p>Media</text:p>
          </table:table-cell>
          <table:table-cell table:style-name="ce7"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style-name="ce7" table:formula="of:=IF([.F32]&gt;20;&quot;Alta&quot;;IF([.F32]&gt;=10;&quot;Media&quot;;&quot;Bassa&quot;))" office:value-type="string" office:string-value="Bassa">
            <text:p>Bassa</text:p>
          </table:table-cell>
          <table:table-cell table:style-name="ce7"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style-name="ce7" table:formula="of:=IF([.F33]&gt;20;&quot;Alta&quot;;IF([.F33]&gt;=10;&quot;Media&quot;;&quot;Bassa&quot;))" office:value-type="string" office:string-value="Bassa">
            <text:p>Bassa</text:p>
          </table:table-cell>
          <table:table-cell table:style-name="ce7"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style-name="ce7" table:formula="of:=IF([.F34]&gt;20;&quot;Alta&quot;;IF([.F34]&gt;=10;&quot;Media&quot;;&quot;Bassa&quot;))" office:value-type="string" office:string-value="Alta">
            <text:p>Alta</text:p>
          </table:table-cell>
          <table:table-cell table:style-name="ce7"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style-name="ce7" table:formula="of:=IF([.F35]&gt;20;&quot;Alta&quot;;IF([.F35]&gt;=10;&quot;Media&quot;;&quot;Bassa&quot;))" office:value-type="string" office:string-value="Media">
            <text:p>Media</text:p>
          </table:table-cell>
          <table:table-cell table:style-name="ce7"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style-name="ce7" table:formula="of:=IF([.F36]&gt;20;&quot;Alta&quot;;IF([.F36]&gt;=10;&quot;Media&quot;;&quot;Bassa&quot;))" office:value-type="string" office:string-value="Bassa">
            <text:p>Bassa</text:p>
          </table:table-cell>
          <table:table-cell table:style-name="ce7"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style-name="ce7" table:formula="of:=IF([.F37]&gt;20;&quot;Alta&quot;;IF([.F37]&gt;=10;&quot;Media&quot;;&quot;Bassa&quot;))" office:value-type="string" office:string-value="Media">
            <text:p>Media</text:p>
          </table:table-cell>
          <table:table-cell table:style-name="ce7"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style-name="ce7" table:formula="of:=IF([.F38]&gt;20;&quot;Alta&quot;;IF([.F38]&gt;=10;&quot;Media&quot;;&quot;Bassa&quot;))" office:value-type="string" office:string-value="Media">
            <text:p>Media</text:p>
          </table:table-cell>
          <table:table-cell table:style-name="ce7"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style-name="ce7" table:formula="of:=IF([.F39]&gt;20;&quot;Alta&quot;;IF([.F39]&gt;=10;&quot;Media&quot;;&quot;Bassa&quot;))" office:value-type="string" office:string-value="Bassa">
            <text:p>Bassa</text:p>
          </table:table-cell>
          <table:table-cell table:style-name="ce7"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style-name="ce7" table:formula="of:=IF([.F40]&gt;20;&quot;Alta&quot;;IF([.F40]&gt;=10;&quot;Media&quot;;&quot;Bassa&quot;))" office:value-type="string" office:string-value="Media">
            <text:p>Media</text:p>
          </table:table-cell>
          <table:table-cell table:style-name="ce7"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style-name="ce7" table:formula="of:=IF([.F41]&gt;20;&quot;Alta&quot;;IF([.F41]&gt;=10;&quot;Media&quot;;&quot;Bassa&quot;))" office:value-type="string" office:string-value="Bassa">
            <text:p>Bassa</text:p>
          </table:table-cell>
          <table:table-cell table:style-name="ce7"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style-name="ce7" table:formula="of:=IF([.F42]&gt;20;&quot;Alta&quot;;IF([.F42]&gt;=10;&quot;Media&quot;;&quot;Bassa&quot;))" office:value-type="string" office:string-value="Media">
            <text:p>Media</text:p>
          </table:table-cell>
          <table:table-cell table:style-name="ce7"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style-name="ce7" table:formula="of:=IF([.F43]&gt;20;&quot;Alta&quot;;IF([.F43]&gt;=10;&quot;Media&quot;;&quot;Bassa&quot;))" office:value-type="string" office:string-value="Bassa">
            <text:p>Bassa</text:p>
          </table:table-cell>
          <table:table-cell table:style-name="ce7"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style-name="ce7" table:formula="of:=IF([.F44]&gt;20;&quot;Alta&quot;;IF([.F44]&gt;=10;&quot;Media&quot;;&quot;Bassa&quot;))" office:value-type="string" office:string-value="Media">
            <text:p>Media</text:p>
          </table:table-cell>
          <table:table-cell table:style-name="ce7"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style-name="ce7" table:formula="of:=IF([.F45]&gt;20;&quot;Alta&quot;;IF([.F45]&gt;=10;&quot;Media&quot;;&quot;Bassa&quot;))" office:value-type="string" office:string-value="Bassa">
            <text:p>Bassa</text:p>
          </table:table-cell>
          <table:table-cell table:style-name="ce7"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style-name="ce7" table:formula="of:=IF([.F46]&gt;20;&quot;Alta&quot;;IF([.F46]&gt;=10;&quot;Media&quot;;&quot;Bassa&quot;))" office:value-type="string" office:string-value="Media">
            <text:p>Media</text:p>
          </table:table-cell>
          <table:table-cell table:style-name="ce7"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style-name="ce7" table:formula="of:=IF([.F47]&gt;20;&quot;Alta&quot;;IF([.F47]&gt;=10;&quot;Media&quot;;&quot;Bassa&quot;))" office:value-type="string" office:string-value="Alta">
            <text:p>Alta</text:p>
          </table:table-cell>
          <table:table-cell table:style-name="ce7"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style-name="ce7" table:formula="of:=IF([.F48]&gt;20;&quot;Alta&quot;;IF([.F48]&gt;=10;&quot;Media&quot;;&quot;Bassa&quot;))" office:value-type="string" office:string-value="Media">
            <text:p>Media</text:p>
          </table:table-cell>
          <table:table-cell table:style-name="ce7"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style-name="ce7" table:formula="of:=IF([.F49]&gt;20;&quot;Alta&quot;;IF([.F49]&gt;=10;&quot;Media&quot;;&quot;Bassa&quot;))" office:value-type="string" office:string-value="Bassa">
            <text:p>Bassa</text:p>
          </table:table-cell>
          <table:table-cell table:style-name="ce7"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style-name="ce7" table:formula="of:=IF([.F50]&gt;20;&quot;Alta&quot;;IF([.F50]&gt;=10;&quot;Media&quot;;&quot;Bassa&quot;))" office:value-type="string" office:string-value="Media">
            <text:p>Media</text:p>
          </table:table-cell>
          <table:table-cell table:style-name="ce7"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style-name="ce7" table:formula="of:=IF([.F51]&gt;20;&quot;Alta&quot;;IF([.F51]&gt;=10;&quot;Media&quot;;&quot;Bassa&quot;))" office:value-type="string" office:string-value="Bassa">
            <text:p>Bassa</text:p>
          </table:table-cell>
          <table:table-cell table:style-name="ce7"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style-name="ce7" table:formula="of:=IF([.F52]&gt;20;&quot;Alta&quot;;IF([.F52]&gt;=10;&quot;Media&quot;;&quot;Bassa&quot;))" office:value-type="string" office:string-value="Media">
            <text:p>Media</text:p>
          </table:table-cell>
          <table:table-cell table:style-name="ce7"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style-name="ce7" table:formula="of:=IF([.F53]&gt;20;&quot;Alta&quot;;IF([.F53]&gt;=10;&quot;Media&quot;;&quot;Bassa&quot;))" office:value-type="string" office:string-value="Media">
            <text:p>Media</text:p>
          </table:table-cell>
          <table:table-cell table:style-name="ce7"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style-name="ce7" table:formula="of:=IF([.F54]&gt;20;&quot;Alta&quot;;IF([.F54]&gt;=10;&quot;Media&quot;;&quot;Bassa&quot;))" office:value-type="string" office:string-value="Bassa">
            <text:p>Bassa</text:p>
          </table:table-cell>
          <table:table-cell table:style-name="ce7"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style-name="ce7" table:formula="of:=IF([.F55]&gt;20;&quot;Alta&quot;;IF([.F55]&gt;=10;&quot;Media&quot;;&quot;Bassa&quot;))" office:value-type="string" office:string-value="Bassa">
            <text:p>Bassa</text:p>
          </table:table-cell>
          <table:table-cell table:style-name="ce7"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style-name="ce7" table:formula="of:=IF([.F56]&gt;20;&quot;Alta&quot;;IF([.F56]&gt;=10;&quot;Media&quot;;&quot;Bassa&quot;))" office:value-type="string" office:string-value="Bassa">
            <text:p>Bassa</text:p>
          </table:table-cell>
          <table:table-cell table:style-name="ce7"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style-name="ce7" table:formula="of:=IF([.F57]&gt;20;&quot;Alta&quot;;IF([.F57]&gt;=10;&quot;Media&quot;;&quot;Bassa&quot;))" office:value-type="string" office:string-value="Media">
            <text:p>Media</text:p>
          </table:table-cell>
          <table:table-cell table:style-name="ce7"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style-name="ce7" table:formula="of:=IF([.F58]&gt;20;&quot;Alta&quot;;IF([.F58]&gt;=10;&quot;Media&quot;;&quot;Bassa&quot;))" office:value-type="string" office:string-value="Bassa">
            <text:p>Bassa</text:p>
          </table:table-cell>
          <table:table-cell table:style-name="ce7"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style-name="ce7" table:formula="of:=IF([.F59]&gt;20;&quot;Alta&quot;;IF([.F59]&gt;=10;&quot;Media&quot;;&quot;Bassa&quot;))" office:value-type="string" office:string-value="Bassa">
            <text:p>Bassa</text:p>
          </table:table-cell>
          <table:table-cell table:style-name="ce7"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style-name="ce7" table:formula="of:=IF([.F60]&gt;20;&quot;Alta&quot;;IF([.F60]&gt;=10;&quot;Media&quot;;&quot;Bassa&quot;))" office:value-type="string" office:string-value="Bassa">
            <text:p>Bassa</text:p>
          </table:table-cell>
          <table:table-cell table:style-name="ce7"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style-name="ce7" table:formula="of:=IF([.F61]&gt;20;&quot;Alta&quot;;IF([.F61]&gt;=10;&quot;Media&quot;;&quot;Bassa&quot;))" office:value-type="string" office:string-value="Media">
            <text:p>Media</text:p>
          </table:table-cell>
          <table:table-cell table:style-name="ce7"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7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7:03</dc:date>
    <meta:generator>OpenOffice/4.1.15$Unix OpenOffice.org_project/4115m2$Build-9813</meta:generator>
    <meta:editing-duration>PT17S</meta:editing-duration>
    <meta:editing-cycles>1</meta:editing-cycles>
    <meta:document-statistic meta:table-count="1" meta:cell-count="615" meta:object-count="0"/>
  </office:meta>
</office:document-meta>
</file>